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16fb" officeooo:paragraph-rsid="00069323"/>
    </style:style>
    <style:style style:name="P2" style:family="paragraph" style:parent-style-name="Standard">
      <style:text-properties officeooo:rsid="0016f96d" officeooo:paragraph-rsid="00069323"/>
    </style:style>
    <style:style style:name="P3" style:family="paragraph" style:parent-style-name="Standard">
      <style:text-properties officeooo:rsid="0017cb11" officeooo:paragraph-rsid="00069323"/>
    </style:style>
    <style:style style:name="P4" style:family="paragraph" style:parent-style-name="Standard">
      <style:paragraph-properties fo:text-align="justify" style:justify-single-word="false"/>
      <style:text-properties officeooo:rsid="0018caa6" officeooo:paragraph-rsid="00069323"/>
    </style:style>
    <style:style style:name="P5" style:family="paragraph" style:parent-style-name="Standard">
      <style:text-properties officeooo:rsid="0018caa6" officeooo:paragraph-rsid="00069323"/>
    </style:style>
    <style:style style:name="P6" style:family="paragraph" style:parent-style-name="Standard">
      <style:text-properties officeooo:rsid="00194dc7" officeooo:paragraph-rsid="00069323"/>
    </style:style>
    <style:style style:name="P7" style:family="paragraph" style:parent-style-name="Standard">
      <style:text-properties officeooo:rsid="001b0fe8" officeooo:paragraph-rsid="00069323"/>
    </style:style>
    <style:style style:name="P8" style:family="paragraph" style:parent-style-name="Standard">
      <style:text-properties style:font-name="Dudu Cyryllic" officeooo:rsid="001b0fe8" officeooo:paragraph-rsid="00069323"/>
    </style:style>
    <style:style style:name="P9" style:family="paragraph" style:parent-style-name="Standard">
      <style:text-properties style:font-name="Liberation Serif" fo:font-style="italic" officeooo:rsid="001b0fe8" officeooo:paragraph-rsid="00069323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1c73b2" officeooo:paragraph-rsid="00069323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rsid="001dc434" officeooo:paragraph-rsid="00069323" style:font-style-asian="italic" style:font-style-complex="italic"/>
    </style:style>
    <style:style style:name="P12" style:family="paragraph" style:parent-style-name="Standard">
      <style:text-properties officeooo:rsid="00b86d96" officeooo:paragraph-rsid="00069323"/>
    </style:style>
    <style:style style:name="P13" style:family="paragraph" style:parent-style-name="Standard">
      <style:text-properties officeooo:rsid="001c73b2" officeooo:paragraph-rsid="00069323"/>
    </style:style>
    <style:style style:name="P14" style:family="paragraph" style:parent-style-name="Standard">
      <style:text-properties officeooo:rsid="001dc434" officeooo:paragraph-rsid="00069323"/>
    </style:style>
    <style:style style:name="P15" style:family="paragraph" style:parent-style-name="Heading_20_2">
      <style:paragraph-properties fo:text-align="center" style:justify-single-word="false"/>
      <style:text-properties officeooo:rsid="0016f96d" officeooo:paragraph-rsid="00069323"/>
    </style:style>
    <style:style style:name="T1" style:family="text">
      <style:text-properties officeooo:rsid="0091fd8b"/>
    </style:style>
    <style:style style:name="T2" style:family="text">
      <style:text-properties officeooo:rsid="00b8e9a4"/>
    </style:style>
    <style:style style:name="T3" style:family="text">
      <style:text-properties officeooo:rsid="00201309"/>
    </style:style>
    <style:style style:name="T4" style:family="text">
      <style:text-properties officeooo:rsid="00b3a6c5"/>
    </style:style>
    <style:style style:name="T5" style:family="text">
      <style:text-properties officeooo:rsid="00b550dc"/>
    </style:style>
    <style:style style:name="T6" style:family="text">
      <style:text-properties officeooo:rsid="008fba5b"/>
    </style:style>
    <style:style style:name="T7" style:family="text">
      <style:text-properties officeooo:rsid="02b3d125"/>
    </style:style>
    <style:style style:name="T8" style:family="text">
      <style:text-properties officeooo:rsid="02b5ae2e"/>
    </style:style>
    <style:style style:name="T9" style:family="text">
      <style:text-properties officeooo:rsid="00b72d92"/>
    </style:style>
    <style:style style:name="T10" style:family="text">
      <style:text-properties officeooo:rsid="00b7c582"/>
    </style:style>
    <style:style style:name="T11" style:family="text">
      <style:text-properties officeooo:rsid="00b86d96"/>
    </style:style>
    <style:style style:name="T12" style:family="text">
      <style:text-properties officeooo:rsid="0007ce53"/>
    </style:style>
    <style:style style:name="T13" style:family="text">
      <style:text-properties officeooo:rsid="0035d5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p text:style-name="P2"/>
      <text:p text:style-name="P3"><text:span text:style-name="T4">Следом за нашей дверью на</text:span> лестничной площадке <text:span text:style-name="T4">шла дверь</text:span> Морозов<text:span text:style-name="T4">ых</text:span>, <text:span text:style-name="T4">двух </text:span>пожил<text:span text:style-name="T4">ых</text:span> супру<text:span text:style-name="T4">гов</text:span> на вс<text:span text:style-name="T4">ю</text:span> трёхкомнатную квартиру; <text:s/><text:span text:style-name="T4">через площадку </text:span>напротив них тоже трёхкомнатная, где, <text:span text:style-name="T4">кроме семьи </text:span>Зиминых, <text:s/>в <text:span text:style-name="T4">одной комнате</text:span> проживали, сменяя друг друга, одинокие женщины, а иногда пары родственных женщин.</text:p>
      <text:p text:style-name="P3"><text:span text:style-name="T4">Прямо н</text:span>апротив нас была квартира Савкиных, чей толстый улыбчивый папа носил очки и офицерскую форму.</text:p>
      <text:p text:style-name="P3"/>
      <text:p text:style-name="P5">От двери Морозовых до двери Зиминых шла бездверная стена, но <text:span text:style-name="T5">зато </text:span>с вертикальной железной лестницей на чердак под шиферной крышей, где жильцы развешивали свои стирки, а папа Савкиных, переодевшись в спортивную форму, держал голубей. </text:p>
      <text:p text:style-name="P4">От двери Савкиных к нашей тянулась — вдоль края лестничной площадки — деревянная перилина поверх железных прутьев, но, не доходя, сворачивала вниз — сопровождать ступеньки лестницы из двух пролётов до площадки первого этажа, четырьмя ступенями ниже которой к стене прижималась вечно распахнутая дверь тамбура, откуда широкая дверь <text:span text:style-name="T6">на пружине </text:span>открывалась в <text:span text:style-name="T7">ширь </text:span>квартал<text:span text:style-name="T7">ьного двора,</text:span> а противоположная ей, узкая дверь скрывала крутые ступеньки в непроглядную темень подвала.</text:p>
      <text:p text:style-name="P4"/>
      <text:p text:style-name="P6">Опираясь на последующий жизненный опыт, можно предположить, что <text:span text:style-name="T5">мы жили в</text:span> квартир<text:span text:style-name="T5">е</text:span> <text:s/>номер пять, но тогда я этого ещё не знал, зато знал, что за нашей дверью, с большим <text:span text:style-name="T5">самодельным </text:span><text:s/>ящиком <text:span text:style-name="T5">для почты, </text:span>откроется прихожая с узкой <text:span text:style-name="T5">дверью </text:span>кладовк<text:span text:style-name="T5">и</text:span> налево, а направо — <text:span text:style-name="T5">остеклённая дверь в </text:span>комнат<text:span text:style-name="T5">у</text:span> родителей, <text:span text:style-name="T5">где вместо окна </text:span><text:s/>большущ<text:span text:style-name="T5">ая</text:span>, <text:span text:style-name="T5">и тоже </text:span>наполовину стеклянн<text:span text:style-name="T5">ая</text:span> дверь балкона, <text:span text:style-name="T1">выходящего</text:span> в широкий двор квартал<text:span text:style-name="T1">а</text:span>.</text:p>
      <text:p text:style-name="P6"><text:span text:style-name="T5">Д</text:span>линный коридор вёл <text:span text:style-name="T5">из </text:span>прихожей прямо на кухню, ми<text:span text:style-name="T8">мо</text:span> двер<text:span text:style-name="T8">ей</text:span> в ванную <text:span text:style-name="T8">и</text:span> туалет, а <text:span text:style-name="T9">в левой стене</text:span>, <text:span text:style-name="T8">не доходя до кухни</text:span>, дверь детск<text:span text:style-name="T9">ой</text:span> комнат<text:span text:style-name="T9">ы</text:span>, <text:span text:style-name="T8">в которой целых два</text:span> <text:span text:style-name="T10">окна: левое во двор, а в правом вид на стену и окна соседнего углового дома</text:span>.</text:p>
      <text:p text:style-name="P6">Единственное окно кухни <text:span text:style-name="T10">тоже </text:span>смотрело на соседнее здание, <text:span text:style-name="T10">а справа от входа</text:span>, высоко под потолком, <text:span text:style-name="T10">темнела</text:span> небольшая наглухо застеклённая рама туалетного окошка, <text:span text:style-name="T10">если, конечно, там свет не включён</text:span>.</text:p>
      <text:p text:style-name="P6">В ванной и в кладовой никаких окон не было, зато <text:span text:style-name="T10">имелись</text:span> электрические лампочки: щёлкнул и — заходи.</text:p>
      <text:p text:style-name="P6"/>
      <text:p text:style-name="P6"><text:span text:style-name="T11">Войдя</text:span> в туалет, я <text:span text:style-name="T1">первым делом</text:span> плевал на окрашенную зелёной краской стену рядом с унитазом, потом садился делать «а-а» и прослеживал, как плевок неспешно сползает вниз, оставляя за собой узкую полоску влаги.</text:p>
      <text:p text:style-name="P6">Если запаса слюны не хватало, чтоб доползти до плинтуса над плиточным полом, я приходил на помощь повторным плевком на дорожку — чуть повыше застрявшего паровозика.</text:p>
      <text:p text:style-name="P6">Иногда на путешествие уходило от трёх до четырёх плевков, а порой хватало и одного.</text:p>
      <text:p text:style-name="P7">Родители удивлялись отчего в туалете стена заплёванная, пока однажды папа не зашёл с<text:span text:style-name="T8">р</text:span>азу после меня и, на последовавшем строгом допросе, я признался, что делал это, хотя и не смог объяснить почему.</text:p>
      <text:p text:style-name="P7">В дальнейшем, страшась наказания, я заметал следы нарезанными для туалетных нужд газетами <text:span text:style-name="T11">из</text:span> матерчат<text:span text:style-name="T11">ой</text:span> сумки на стене, но очарование было утрачено.</text:p>
      <text:p text:style-name="P8"/>
      <text:p text:style-name="P9"><text:span text:style-name="T12">(...м</text:span>ой сын Ашот в пятилетнем возрасте иногда мочился мимо унитаза — на стену.</text:p>
      <text:p text:style-name="P9">Несколько раз я объяснял ему, что так неправильно и нехорошо, а если уж промахиваешься — изволь подтереть за собой.</text:p>
      <text:p text:style-name="P9">Однажды он <text:span text:style-name="T8">воспротивился</text:span> и отказался вытирать, тогда я <text:span text:style-name="T8">схватил</text:span> его за ухо, отвёл в ванную, велел взять половую тряпку и снова привёл в туалет, где, стиснутым от сдерживаемого бешенства голосом, приказал собрать всю мочу с пола тряпкой. Он <text:soft-page-break/>повиновался.</text:p>
      <text:p text:style-name="P9">Конечно, в более цивилизованных странах за подобн<text:span text:style-name="T13">ое деяние</text:span> <text:span text:style-name="T13">суд может</text:span> лиш<text:span text:style-name="T13">ить</text:span> родительских прав, но правым <text:s/><text:span text:style-name="T13">я </text:span>и поныне считаю себя — ни один биологический вид не способен выжить в собственных отходах.</text:p>
      <text:p text:style-name="P9">Я бы ещё мог понять, если б он плевал на стену, но в туалете построенного мною дома она была побелена известью, а по побелке слюне не поползти.</text:p>
      <text:p text:style-name="P10">Спустя несколько лет наскреблись деньги на облицовочный кафель, но дети уже были взрослыми...<text:span text:style-name="T12">)</text:span></text:p>
      <text:p text:style-name="P12"><text:s/></text:p>
      <text:p text:style-name="P13">Чувствуешь себя всемогущим, реконструируя мир полувековой давности — подгоняешь детали, <text:s/>как тебе нравится — уличить всё равно некому.</text:p>
      <text:p text:style-name="P13">Вот только себя не обманешь и признаю<text:span text:style-name="T2">сь</text:span>, что теперь, на расстоянии в пятьдесят лет, не всё различимо со стопроцентной достоверностью.</text:p>
      <text:p text:style-name="P13">Например, я далеко не уверен, что голубиная загородка на чердаке вообще <text:span text:style-name="T1">как-то</text:span> связана с офицером Савкиным, не исключено, что это сооружение принадлежало Степану Зимину, отцу Юры и Лидочки.</text:p>
      <text:p text:style-name="P13">А может там были две загородки?</text:p>
      <text:p text:style-name="P13"><text:span text:style-name="T2">Теперь у меня нет уверенности</text:span> <text:span text:style-name="T2">даже </text:span>в наличии голубей в той, или иной загородке, когда я впервые отважился полезть по железной лестнице навстречу <text:span text:style-name="T1">чему-то </text:span>неведомому, неразличимому <text:span text:style-name="T1"><text:s/></text:span>в сумеречном квадрате проёма над головой.</text:p>
      <text:p text:style-name="P13">Вполне возможно, <text:span text:style-name="T1">что </text:span>мне просто припомнилось замечание, подслушанное в разговоре родителей, что голуби Степана <text:span text:style-name="T1">тоже </text:span>страдают от его запоя.</text:p>
      <text:p text:style-name="P13">Несомненным остаётся лишь трепетный восторг первооткрытия, <text:s/>когда, оставив далеко внизу — на лестничной площадке — сестру, с её зловещими предсказаниями об убиении меня родительской рукой, и <text:s/>брата, безмолвно следящего за моими движениями, я вскарабкался в открывшийся передо мною новый мир.</text:p>
      <text:p text:style-name="P13">Через пару дней Наташка прибежала в нашу комнату с гордостью объявить, что Сашка тоже залез на чердак...</text:p>
      <text:p text:style-name="P13"/>
      <text:p text:style-name="P13">Так что, вполне возможно, что голубей на чердаке уже не было, но во дворе квартала их хватало.</text:p>
      <text:p text:style-name="P14">Планировка квартального <text:s/>двора являла собой редкостный шедевр геометрической правильности: внутрь прямоугольника, ограниченного шестью зданиями, был вписан эллипс дороги, по обе стороны которой тянулись дренажные кюветы, перекрытые мощными мостками строго напротив каждого из четырнадцати подъездов <text:span text:style-name="T1">в домах</text:span>.</text:p>
      <text:p text:style-name="P14">Две неширокие бетонные дорожки рассекали эллипс натрое, под прямым углом к его продольной оси; образованный ими и вдольдорожными кюветами прямоугольник опять-таки делился на три части дополнительной парой параллельных друг другу дорожек, которые, в местах пересечения с первой парой, преломлялись в диагональные лучи дорожек тянущихся к центральным подъездам угловых зданий, и из тех же точек пересечения исходили бетонированные дуги описанные вокруг двух круглых деревянных беседок, превращая двор в образчик совершеннейшей геометризации, на которую не всякий Версаль потянет.</text:p>
      <text:p text:style-name="P14"/>
      <text:p text:style-name="P11"><text:span text:style-name="T2">(...п</text:span>рирода не способна творить в столь выверенном Bau Stile.</text:p>
      <text:p text:style-name="P11">Нет в ней циркульных окружностей, абсолютно равнобедренных треугольников и безукоризненных квадратов — где-нибудь да и выткнется неутаимое шило из мешка матушки-природы...<text:span text:style-name="T2">)</text:span></text:p>
      <text:p text:style-name="P14"/>
      <text:p text:style-name="P1">Деревьев во дворе не было.</text:p>
      <text:p text:style-name="P1">Может впоследствии их и сажали, но в памяти не <text:span text:style-name="T2">нахожу</text:span> даже саженцев, а только трав<text:span text:style-name="T2">у</text:span>, расквадраченн<text:span text:style-name="T2">ую</text:span> бетонными дорожками, ну и, конечно, голуб<text:span text:style-name="T2">ей</text:span> перелетавши<text:span text:style-name="T2">х </text:span>стаей из конца в конец громадного двора на зов: «гуль-гуль-гуль-гуль-гуль-гуль-гуль».</text:p>
      <text:p text:style-name="P1"><text:soft-page-break/>Мне нравилось кормить этих, таких похожих <text:span text:style-name="T2">друг на дружку</text:span>, а вместе с тем таких разных голубей, слетавшихся суетливо клевать хлебные крошки с <text:s/>дороги <text:span text:style-name="T2">перед домом</text:span>, <text:s/>по которой никогда не ездили машины; за редким исключением бортовых грузовиков с мебелью кого-то из жильцов, или с грузом дров для топки ванных титанов.</text:p>
      <text:p text:style-name="P1">Но ещё больше мне нравилось кормить их на подоконнике кухонного окна; хотя <text:span text:style-name="T2">там </text:span>дольше приходилось ждать пок<text:span text:style-name="T2">уд</text:span>а кто-<text:span text:style-name="T2">нибудь</text:span> из них приметит откуда ты им «гуль-гулишь» и, разрезая воздух биением пернатых крыльев, зависнет над серой жестью подоконника с россыпью хлебных крошек, чтоб спрыгнуть на неё своими ножками и дробно застучать клювом по угощенью.</text:p>
      <text:p text:style-name="P1"><text:span text:style-name="T1">Похоже</text:span>, голуби <text:span text:style-name="T2">присматривают кто из них чем занимается</text:span>, или поддержива<text:span text:style-name="T1">ют</text:span> некую междусобойную связь, но вслед за первым <text:span text:style-name="T1">слетались</text:span> <text:span text:style-name="T2">и </text:span>другие: парами и по-трое, и целыми ватагами, <text:span text:style-name="T1">возможно</text:span> даже из соседнего квартала; покрывая, чуть ни в два слоя, подоконник неразберихой оперённых спин и ныряющих за крошками головок; отталкивая друг друга, спихивая за край, припархивая вновь и втискиваясь обратно, <text:span text:style-name="T3">и, пользуясь столпотворением, можно высунуть руку в форточку и прикоснуться сверху к какой-то из спинок, но потихоньку, чтоб не шарахнулись бы все вдруг всполошённо прочь, хлопая крыльями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14:29.138353885</meta:creation-date>
    <dc:date>2017-02-27T20:14:39.193817033</dc:date>
    <dc:creator>sehrguey </dc:creator>
    <meta:editing-duration>PT10S</meta:editing-duration>
    <meta:editing-cycles>1</meta:editing-cycles>
    <meta:document-statistic meta:table-count="0" meta:image-count="0" meta:object-count="0" meta:page-count="3" meta:paragraph-count="38" meta:word-count="1121" meta:character-count="7687" meta:non-whitespace-character-count="6574"/>
    <meta:generator>LibreOffice/4.3.3.2$Linux_x86 LibreOffice_project/430m0$Build-2</meta:generator>
  </office:meta>
</office:document-meta>
</file>